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Πίνακας1" style:family="table">
      <style:table-properties style:width="16.999cm" table:align="margins"/>
    </style:style>
    <style:style style:name="Πίνακας1.A" style:family="table-column">
      <style:table-column-properties style:column-width="16.999cm" style:rel-column-width="65535*"/>
    </style:style>
    <style:style style:name="Πίνακας1.A1" style:family="table-cell">
      <style:table-cell-properties fo:padding="0.097cm" fo:border="0.002cm solid #000000"/>
    </style:style>
    <style:style style:name="Πίνακας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Πίνακας2" style:family="table">
      <style:table-properties style:width="13.203cm" table:align="left"/>
    </style:style>
    <style:style style:name="Πίνακας2.A" style:family="table-column">
      <style:table-column-properties style:column-width="6.959cm"/>
    </style:style>
    <style:style style:name="Πίνακας2.B" style:family="table-column">
      <style:table-column-properties style:column-width="4.419cm"/>
    </style:style>
    <style:style style:name="Πίνακας2.C" style:family="table-column">
      <style:table-column-properties style:column-width="1.826cm"/>
    </style:style>
    <style:style style:name="Πίνακας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2.C1" style:family="table-cell">
      <style:table-cell-properties fo:padding="0.097cm" fo:border="0.002cm solid #000000"/>
    </style:style>
    <style:style style:name="Πίνακας2.A2" style:family="table-cell">
      <style:table-cell-properties fo:padding="0.097cm" fo:border-left="0.002cm solid #000000" fo:border-right="none" fo:border-top="none" fo:border-bottom="0.002cm solid #000000"/>
    </style:style>
    <style:style style:name="Πίνακας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Πίνακας3" style:family="table">
      <style:table-properties style:width="13.123cm" table:align="left"/>
    </style:style>
    <style:style style:name="Πίνακας3.A" style:family="table-column">
      <style:table-column-properties style:column-width="6.033cm"/>
    </style:style>
    <style:style style:name="Πίνακας3.B" style:family="table-column">
      <style:table-column-properties style:column-width="4.445cm"/>
    </style:style>
    <style:style style:name="Πίνακας3.C" style:family="table-column">
      <style:table-column-properties style:column-width="2.646cm"/>
    </style:style>
    <style:style style:name="Πίνακας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Πίνακας3.C1" style:family="table-cell">
      <style:table-cell-properties fo:padding="0.097cm" fo:border="0.002cm solid #000000"/>
    </style:style>
    <style:style style:name="Πίνακας3.A2" style:family="table-cell">
      <style:table-cell-properties fo:padding="0.097cm" fo:border-left="0.002cm solid #000000" fo:border-right="none" fo:border-top="none" fo:border-bottom="0.002cm solid #000000"/>
    </style:style>
    <style:style style:name="Πίνακας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background-color="transparent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background-color="#ccff99"/>
    </style:style>
    <style:style style:name="T4" style:family="text">
      <style:text-properties fo:background-color="#ccff99"/>
    </style:style>
    <style:style style:name="T5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EXECUTIVE SECURITY ASSESSMENT PRESENTATION</text:p>
      <text:p text:style-name="P1"/>
      <text:p text:style-name="P1">Debian WordPress Server Security Review</text:p>
      <text:p text:style-name="P1"/>
      <text:p text:style-name="P2"><text:span text:style-name="T1">Client:</text:span> 4Geeks Academy</text:p>
      <text:p text:style-name="P2"><text:span text:style-name="T1">Assessment Period:</text:span> June 17-30, 2025</text:p>
      <text:p text:style-name="P2"><text:span text:style-name="T1">Prepared By:</text:span> Auditronix Cybersecurity Team</text:p>
      <text:p text:style-name="Standard"/>
      <text:p text:style-name="P1">EXECUTIVE SUMMARY</text:p>
      <text:p text:style-name="P1"/>
      <text:p text:style-name="P1">What Happened</text:p>
      <text:p text:style-name="Standard"/>
      <text:p text:style-name="Standard">A comprehensive security assessment was conducted on the Debian WordPress server to identify vulnerabilities and strengthen the overall security posture. During the assessment, it was discovered that a user successfully logged in as root to the server over SSH from the IP address 192.168.0.134 using a password. This indicated a significant security gap that required immediate attention.</text:p>
      <text:p text:style-name="Standard"/>
      <text:p text:style-name="P1">Key Results</text:p>
      <text:p text:style-name="Standard"/>
      <table:table table:name="Πίνακας1" table:style-name="Πίνακας1">
        <table:table-column table:style-name="Πίνακας1.A"/>
        <table:table-row>
          <table:table-cell table:style-name="Πίνακας1.A1" office:value-type="string">
            <text:p text:style-name="Standard"><text:span text:style-name="T1">11 total vulnerabilities</text:span> identified across critical systems</text:p>
          </table:table-cell>
        </table:table-row>
        <table:table-row>
          <table:table-cell table:style-name="Πίνακας1.A2" office:value-type="string">
            <text:p text:style-name="Standard"><text:span text:style-name="T1">6 High-Risk</text:span> and <text:span text:style-name="T1">5 Medium-Risk</text:span> security issues found</text:p>
          </table:table-cell>
        </table:table-row>
        <table:table-row>
          <table:table-cell table:style-name="Πίνακας1.A2" office:value-type="string">
            <text:p text:style-name="Standard"><text:span text:style-name="T1">All vulnerabilities successfully remediated</text:span> during assessment period</text:p>
          </table:table-cell>
        </table:table-row>
      </table:table>
      <text:p text:style-name="Standard"/>
      <text:p text:style-name="P1">SECURITY ISSUES IDENTIFIED</text:p>
      <text:p text:style-name="P1"/>
      <text:p text:style-name="P1">High-Risk Vulnerabilities (6)</text:p>
      <text:p text:style-name="P1"/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row>
          <table:table-cell table:style-name="Πίνακας2.A1" office:value-type="string">
            <text:p text:style-name="P5">Issue</text:p>
          </table:table-cell>
          <table:table-cell table:style-name="Πίνακας2.A1" office:value-type="string">
            <text:p text:style-name="P5">Impact</text:p>
          </table:table-cell>
          <table:table-cell table:style-name="Πίνακας2.C1" office:value-type="string">
            <text:p text:style-name="P5">Status</text:p>
          </table:table-cell>
        </table:table-row>
        <table:table-row>
          <table:table-cell table:style-name="Πίνακας2.A2" office:value-type="string">
            <text:p text:style-name="P5">Weak System Passwords</text:p>
          </table:table-cell>
          <table:table-cell table:style-name="Πίνακας2.A2" office:value-type="string">
            <text:p text:style-name="P7">Complete system access</text:p>
          </table:table-cell>
          <table:table-cell table:style-name="Πίνακας2.C2" office:value-type="string">
            <text:p text:style-name="P7"><text:span text:style-name="T3">✅ </text:span>Fixed</text:p>
          </table:table-cell>
        </table:table-row>
        <table:table-row>
          <table:table-cell table:style-name="Πίνακας2.A2" office:value-type="string">
            <text:p text:style-name="P5">WordPress Admin Weak Credentials</text:p>
          </table:table-cell>
          <table:table-cell table:style-name="Πίνακας2.A2" office:value-type="string">
            <text:p text:style-name="P7">Website takeover</text:p>
          </table:table-cell>
          <table:table-cell table:style-name="Πίνακας2.C2" office:value-type="string">
            <text:p text:style-name="P7"><text:span text:style-name="T4">✅</text:span> Fixed</text:p>
          </table:table-cell>
        </table:table-row>
        <table:table-row>
          <table:table-cell table:style-name="Πίνακας2.A2" office:value-type="string">
            <text:p text:style-name="P5">Database Weak Passwords</text:p>
          </table:table-cell>
          <table:table-cell table:style-name="Πίνακας2.A2" office:value-type="string">
            <text:p text:style-name="P7">Data breach risk</text:p>
          </table:table-cell>
          <table:table-cell table:style-name="Πίνακας2.C2" office:value-type="string">
            <text:p text:style-name="P7"><text:span text:style-name="T4">✅</text:span> Fixed</text:p>
          </table:table-cell>
        </table:table-row>
        <table:table-row>
          <table:table-cell table:style-name="Πίνακας2.A2" office:value-type="string">
            <text:p text:style-name="P5">SSH Root Access Enabled</text:p>
          </table:table-cell>
          <table:table-cell table:style-name="Πίνακας2.A2" office:value-type="string">
            <text:p text:style-name="P7">Direct admin access</text:p>
          </table:table-cell>
          <table:table-cell table:style-name="Πίνακας2.C2" office:value-type="string">
            <text:p text:style-name="P7"><text:span text:style-name="T4">✅</text:span> Fixed</text:p>
          </table:table-cell>
        </table:table-row>
        <table:table-row>
          <table:table-cell table:style-name="Πίνακας2.A2" office:value-type="string">
            <text:p text:style-name="P5">Insecure FTP Service</text:p>
          </table:table-cell>
          <table:table-cell table:style-name="Πίνακας2.A2" office:value-type="string">
            <text:p text:style-name="P7">Data interception</text:p>
          </table:table-cell>
          <table:table-cell table:style-name="Πίνακας2.C2" office:value-type="string">
            <text:p text:style-name="P7"><text:span text:style-name="T4">✅</text:span> Fixed</text:p>
          </table:table-cell>
        </table:table-row>
        <table:table-row>
          <table:table-cell table:style-name="Πίνακας2.A2" office:value-type="string">
            <text:p text:style-name="P5">Mail Server Weak Password </text:p>
          </table:table-cell>
          <table:table-cell table:style-name="Πίνακας2.A2" office:value-type="string">
            <text:p text:style-name="P7">Email abuse</text:p>
          </table:table-cell>
          <table:table-cell table:style-name="Πίνακας2.C2" office:value-type="string">
            <text:p text:style-name="P7"><text:span text:style-name="T4">✅</text:span> Fixed</text:p>
          </table:table-cell>
        </table:table-row>
      </table:table>
      <text:p text:style-name="P1"/>
      <text:p text:style-name="P1">Medium-Risk Vulnerabilities (5)</text:p>
      <text:p text:style-name="P1"/>
      <table:table table:name="Πίνακας3" table:style-name="Πίνακας3">
        <table:table-column table:style-name="Πίνακας3.A"/>
        <table:table-column table:style-name="Πίνακας3.B"/>
        <table:table-column table:style-name="Πίνακας3.C"/>
        <table:table-row>
          <table:table-cell table:style-name="Πίνακας3.A1" office:value-type="string">
            <text:p text:style-name="P4">Issue</text:p>
          </table:table-cell>
          <table:table-cell table:style-name="Πίνακας3.A1" office:value-type="string">
            <text:p text:style-name="P4">Impact</text:p>
          </table:table-cell>
          <table:table-cell table:style-name="Πίνακας3.C1" office:value-type="string">
            <text:p text:style-name="P4">Status</text:p>
          </table:table-cell>
        </table:table-row>
        <table:table-row>
          <table:table-cell table:style-name="Πίνακας3.A2" office:value-type="string">
            <text:p text:style-name="P4">Untrusted SSL Certificate</text:p>
          </table:table-cell>
          <table:table-cell table:style-name="Πίνακας3.A2" office:value-type="string">
            <text:p text:style-name="Table_20_Contents">Communication security</text:p>
          </table:table-cell>
          <table:table-cell table:style-name="Πίνακας3.C2" office:value-type="string">
            <text:p text:style-name="P6"><text:span text:style-name="T3">✅</text:span><text:span text:style-name="T2"> Addressed</text:span></text:p>
          </table:table-cell>
        </table:table-row>
        <table:table-row>
          <table:table-cell table:style-name="Πίνακας3.A2" office:value-type="string">
            <text:p text:style-name="P4">Outdated Intel Media SDK</text:p>
          </table:table-cell>
          <table:table-cell table:style-name="Πίνακας3.A2" office:value-type="string">
            <text:p text:style-name="Table_20_Contents">System vulnerabilities</text:p>
          </table:table-cell>
          <table:table-cell table:style-name="Πίνακας3.C2" office:value-type="string">
            <text:p text:style-name="Table_20_Contents"><text:span text:style-name="T4">✅</text:span> Fixed</text:p>
          </table:table-cell>
        </table:table-row>
        <table:table-row>
          <table:table-cell table:style-name="Πίνακας3.A2" office:value-type="string">
            <text:p text:style-name="P4">WordPress Security Issues</text:p>
          </table:table-cell>
          <table:table-cell table:style-name="Πίνακας3.A2" office:value-type="string">
            <text:p text:style-name="Table_20_Contents">Website compromise</text:p>
          </table:table-cell>
          <table:table-cell table:style-name="Πίνακας3.C2" office:value-type="string">
            <text:p text:style-name="Table_20_Contents"><text:span text:style-name="T4">✅</text:span> Fixed</text:p>
          </table:table-cell>
        </table:table-row>
        <table:table-row>
          <table:table-cell table:style-name="Πίνακας3.A2" office:value-type="string">
            <text:p text:style-name="P4">Apache Misconfigurations</text:p>
          </table:table-cell>
          <table:table-cell table:style-name="Πίνακας3.A2" office:value-type="string">
            <text:p text:style-name="Table_20_Contents">Information disclosure</text:p>
          </table:table-cell>
          <table:table-cell table:style-name="Πίνακας3.C2" office:value-type="string">
            <text:p text:style-name="Table_20_Contents"><text:span text:style-name="T4">✅</text:span> Fixed</text:p>
          </table:table-cell>
        </table:table-row>
        <table:table-row>
          <table:table-cell table:style-name="Πίνακας3.A2" office:value-type="string">
            <text:p text:style-name="P4">Port 80 Multiple Vulnerabilities</text:p>
          </table:table-cell>
          <table:table-cell table:style-name="Πίνακας3.A2" office:value-type="string">
            <text:p text:style-name="Table_20_Contents">Various security risks</text:p>
          </table:table-cell>
          <table:table-cell table:style-name="Πίνακας3.C2" office:value-type="string">
            <text:p text:style-name="Table_20_Contents"><text:span text:style-name="T4">✅</text:span> Fixed</text:p>
          </table:table-cell>
        </table:table-row>
      </table:table>
      <text:p text:style-name="Standard"/>
      <text:p text:style-name="P1"/>
      <text:p text:style-name="P1"><text:soft-page-break/></text:p>
      <text:p text:style-name="P1">ACTIONS TAKEN</text:p>
      <text:p text:style-name="P1"/>
      <text:p text:style-name="P1">Immediate Security Fixes Implemented</text:p>
      <text:p text:style-name="P1"/>
      <text:p text:style-name="P1">Authentication &amp; Access Control</text:p>
      <text:p text:style-name="Standard"/>
      <text:p text:style-name="Standard">Changed all weak passwords to strong, complex credentials</text:p>
      <text:p text:style-name="Standard">Disabled SSH root login and implemented key-based authentication</text:p>
      <text:p text:style-name="Standard">Created new secure WordPress admin account</text:p>
      <text:p text:style-name="Standard">Updated database user passwords</text:p>
      <text:p text:style-name="Standard"/>
      <text:p text:style-name="P1">Service Security</text:p>
      <text:p text:style-name="Standard"/>
      <text:p text:style-name="Standard">Removed insecure FTP service, implemented secure SFTP</text:p>
      <text:p text:style-name="Standard">Configured Apache security headers and access restrictions</text:p>
      <text:p text:style-name="Standard">Updated WordPress core, plugins, and themes</text:p>
      <text:p text:style-name="Standard">Removed unnecessary Intel Media SDK packages</text:p>
      <text:p text:style-name="Standard"/>
      <text:p text:style-name="P1">System Hardening</text:p>
      <text:p text:style-name="Standard"/>
      <text:p text:style-name="Standard">Changed SSH port to non-standard 2222</text:p>
      <text:p text:style-name="Standard">Implemented connection limits and timeouts</text:p>
      <text:p text:style-name="Standard">Secured file permissions and directory access</text:p>
      <text:p text:style-name="Standard">Blocked access to sensitive configuration files</text:p>
      <text:p text:style-name="Standard"/>
      <text:p text:style-name="P1">BUSINESS IMPACT</text:p>
      <text:p text:style-name="P1"/>
      <text:p text:style-name="P1">Risk Mitigation Achieved</text:p>
      <text:p text:style-name="Standard"/>
      <text:p text:style-name="Standard"><text:span text:style-name="T1">Prevented potential data breaches</text:span> through database security</text:p>
      <text:p text:style-name="Standard"><text:span text:style-name="T1">Eliminated website takeover risks</text:span> via WordPress hardening</text:p>
      <text:p text:style-name="Standard"><text:span text:style-name="T1">Blocked unauthorized system access</text:span> through authentication controls</text:p>
      <text:p text:style-name="Standard"><text:span text:style-name="T1">Secured communications</text:span> with proper service configurations</text:p>
      <text:p text:style-name="Standard"/>
      <text:p text:style-name="P1">Security Posture Improvement</text:p>
      <text:p text:style-name="Standard"/>
      <text:p text:style-name="Standard"><text:span text:style-name="T1">From Poor to Good:</text:span> Significant security enhancement achieved</text:p>
      <text:p text:style-name="Standard"><text:span text:style-name="T1">100% remediation rate</text:span> for identified vulnerabilities</text:p>
      <text:p text:style-name="Standard"><text:span text:style-name="T1">Proactive security measures</text:span> now in pl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FUTURE RECOMMENDATIONS</text:p>
      <text:p text:style-name="P1"/>
      <text:p text:style-name="P1">Immediate Actions (Next 30 Days)</text:p>
      <text:p text:style-name="Standard"/>
      <text:p text:style-name="P1">Implement Security Monitoring <text:span text:style-name="T5">(1)</text:span></text:p>
      <text:p text:style-name="Standard">Deploy automated log monitoring</text:p>
      <text:p text:style-name="Standard">Set up intrusion detection alerts</text:p>
      <text:p text:style-name="Standard"/>
      <text:p text:style-name="P1">Web Application Firewall <text:span text:style-name="T5">(2)</text:span></text:p>
      <text:p text:style-name="Standard">Install WAF to protect against common web attacks</text:p>
      <text:p text:style-name="Standard">Configure WordPress-specific security rules</text:p>
      <text:p text:style-name="P1"/>
      <text:p text:style-name="P1">Short-Term (1-3 Months)</text:p>
      <text:p text:style-name="Standard"/>
      <text:p text:style-name="P1">SSL Certificate Management <text:span text:style-name="T5">(1)</text:span></text:p>
      <text:p text:style-name="Standard">Obtain valid SSL certificates for production</text:p>
      <text:p text:style-name="Standard">Implement automated certificate renewal</text:p>
      <text:p text:style-name="Standard"/>
      <text:p text:style-name="P1">Backup &amp; Recovery <text:span text:style-name="T5">(2)</text:span></text:p>
      <text:p text:style-name="Standard">Establish automated backup procedures</text:p>
      <text:p text:style-name="Standard">Test restoration processes regularly</text:p>
      <text:p text:style-name="Standard"/>
      <text:p text:style-name="P1">Long-Term (3-12 Months)</text:p>
      <text:p text:style-name="Standard"/>
      <text:p text:style-name="P1">Security Program <text:span text:style-name="T5">(1)</text:span></text:p>
      <text:p text:style-name="Standard">Quarterly penetration testing</text:p>
      <text:p text:style-name="Standard">Monthly vulnerability scans</text:p>
      <text:p text:style-name="Standard">Staff security awareness training</text:p>
      <text:p text:style-name="Standard"/>
      <text:p text:style-name="P1">Infrastructure Improvements <text:span text:style-name="T5">(2)</text:span></text:p>
      <text:p text:style-name="Standard">Network segmentation implementation</text:p>
      <text:p text:style-name="Standard">Role-based access control system</text:p>
      <text:p text:style-name="Standard"/>
      <text:p text:style-name="P1">CONCLUSION</text:p>
      <text:p text:style-name="P1"/>
      <text:p text:style-name="Standard"><text:span text:style-name="T4">✅</text:span> <text:span text:style-name="T1">Assessment Successful:</text:span> All critical security gaps identified and resolved</text:p>
      <text:p text:style-name="Standard"><text:span text:style-name="T4">✅</text:span> <text:span text:style-name="T1">System Secured:</text:span> WordPress server now meets security best practices</text:p>
      <text:p text:style-name="Standard"><text:span text:style-name="T4">✅</text:span> <text:span text:style-name="T1">Risk Reduced:</text:span> Significant improvement in overall security posture</text:p>
      <text:p text:style-name="Standard"/>
      <text:p text:style-name="P1">Next Steps</text:p>
      <text:p text:style-name="Standard"/>
      <text:p text:style-name="Standard">Schedule follow-up assessment in 3 months</text:p>
      <text:p text:style-name="Standard">Implement continuous monitoring solutions</text:p>
      <text:p text:style-name="Standard">Begin quarterly security review process</text:p>
      <text:p text:style-name="Standard"/>
      <text:p text:style-name="Standard"><text:span text:style-name="T1">Recommendation:</text:span> Approve proposed security investments to maintain this improved security posture and prevent future vulnerabilities.</text:p>
      <text:p text:style-name="Standard"/>
      <text:p text:style-name="P3">This assessment demonstrates our commitment to cybersecurity and positions us well for continued secure oper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M38S</meta:editing-duration>
    <meta:editing-cycles>31</meta:editing-cycles>
    <meta:generator>OpenOffice/4.1.5$Win32 OpenOffice.org_project/415m1$Build-9789</meta:generator>
    <dc:date>2025-07-02T12:55:17.83</dc:date>
    <meta:document-statistic meta:table-count="3" meta:image-count="0" meta:object-count="0" meta:page-count="3" meta:paragraph-count="114" meta:word-count="519" meta:character-count="3933"/>
    <meta:user-defined meta:name="Info 1"/>
    <meta:user-defined meta:name="Info 2"/>
    <meta:user-defined meta:name="Info 3"/>
    <meta:user-defined meta:name="Info 4"/>
  </office:meta>
</office:document-meta>
</file>